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2"/>
    <style:style style:name="ce11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profi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proud</text:p>
          </table:table-cell>
          <table:table-cell office:value-type="string" calcext:value-type="string">
            <text:p>intenzi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5.45" calcext:value-type="float">
            <text:p>15.4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s</text:p>
          </table:table-cell>
          <table:table-cell office:value-type="string" calcext:value-type="string">
            <text:p>bwc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/>
          <table:table-cell table:style-name="ce1" office:value-type="float" office:value="15.55" calcext:value-type="float">
            <text:p>15.5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40" calcext:value-type="float">
            <text:p>104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2680" calcext:value-type="float">
            <text:p>268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/>
          <table:table-cell office:value-type="float" office:value="15.65" calcext:value-type="float">
            <text:p>15.6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243" calcext:value-type="float">
            <text:p>243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.75" calcext:value-type="float">
            <text:p>15.7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5.85" calcext:value-type="float">
            <text:p>15.8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7"/>
          <table:table-cell table:style-name="ce2" office:value-type="string" calcext:value-type="string">
            <text:p>max chyba</text:p>
          </table:table-cell>
          <table:table-cell table:style-name="ce5"/>
          <table:table-cell table:style-name="ce7"/>
          <table:table-cell table:style-name="ce11"/>
          <table:table-cell table:number-columns-repeated="3"/>
        </table:table-row>
        <table:table-row table:style-name="ro1">
          <table:table-cell/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45.5" calcext:value-type="float">
            <text:p>45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ce3" office:value-type="string" calcext:value-type="string">
            <text:p>L</text:p>
          </table:table-cell>
          <table:table-cell office:value-type="float" office:value="45.7" calcext:value-type="float">
            <text:p>45.7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>
          <table:table-cell/>
          <table:table-cell office:value-type="float" office:value="15.95" calcext:value-type="float">
            <text:p>15.9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office:value-type="float" office:value="36.5" calcext:value-type="float">
            <text:p>36.5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m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nm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float" office:value="16.05" calcext:value-type="float">
            <text:p>16.05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table:style-name="ce3"/>
          <table:table-cell/>
          <table:table-cell table:style-name="ce8"/>
          <table:table-cell table:style-name="ce11"/>
          <table:table-cell table:number-columns-repeated="3"/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/S</text:p>
          </table:table-cell>
          <table:table-cell table:formula="of:=[.G14]/[.G15]" office:value-type="float" office:value="1.22972972972973" calcext:value-type="float">
            <text:p>1.2297297297</text:p>
          </table:table-cell>
          <table:table-cell table:number-columns-repeated="3"/>
          <table:table-cell table:style-name="ce3" office:value-type="string" calcext:value-type="string">
            <text:p>L/S</text:p>
          </table:table-cell>
          <table:table-cell table:formula="of:=[.L14]/[.L15]" office:value-type="float" office:value="1.25205479452055" calcext:value-type="float">
            <text:p>1.2520547945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>
          <table:table-cell/>
          <table:table-cell office:value-type="float" office:value="16.15" calcext:value-type="float">
            <text:p>16.1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1/sqrt</text:p>
          </table:table-cell>
          <table:table-cell table:formula="of:=1/SQRT(1+[.G18]^2)" office:value-type="float" office:value="0.630913544671911" calcext:value-type="float">
            <text:p>0.6309135447</text:p>
          </table:table-cell>
          <table:table-cell table:number-columns-repeated="3"/>
          <table:table-cell table:style-name="ce3" office:value-type="string" calcext:value-type="string">
            <text:p>1/sqrt</text:p>
          </table:table-cell>
          <table:table-cell table:formula="of:=1/SQRT(1+[.L18]^2)" office:value-type="float" office:value="0.624069318232332" calcext:value-type="float">
            <text:p>0.6240693182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ce3"/>
          <table:table-cell/>
          <table:table-cell table:style-name="ce8"/>
          <table:table-cell table:style-name="ce11"/>
          <table:table-cell table:number-columns-repeated="3"/>
        </table:table-row>
        <table:table-row table:style-name="ro1">
          <table:table-cell/>
          <table:table-cell office:value-type="float" office:value="16.25" calcext:value-type="float">
            <text:p>16.2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table:formula="of:=[.G19]*[.G16]" office:value-type="float" office:value="630.913544671911" calcext:value-type="float">
            <text:p>630.91354467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lambda</text:p>
          </table:table-cell>
          <table:table-cell table:style-name="ce6" table:formula="of:=[.L19]*[.L16]" office:value-type="float" office:value="624.069318232332" calcext:value-type="float">
            <text:p>624.0693182323</text:p>
          </table:table-cell>
          <table:table-cell table:style-name="ce9"/>
          <table:table-cell table:style-name="ce11"/>
          <table:table-cell table:number-columns-repeated="3"/>
        </table:table-row>
        <table:table-row table:style-name="ro1">
          <table:table-cell/>
          <table:table-cell office:value-type="float" office:value="16.3" calcext:value-type="float">
            <text:p>16.3</text:p>
          </table:table-cell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.35" calcext:value-type="float">
            <text:p>16.35</text:p>
          </table:table-cell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2" office:value-type="string" calcext:value-type="string">
            <text:p>min chyba</text:p>
          </table:table-cell>
          <table:table-cell table:style-name="ce5"/>
          <table:table-cell table:style-name="ce7"/>
          <table:table-cell table:number-columns-repeated="9"/>
        </table:table-row>
        <table:table-row table:style-name="ro1">
          <table:table-cell/>
          <table:table-cell office:value-type="float" office:value="16.45" calcext:value-type="float">
            <text:p>16.4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" office:value-type="string" calcext:value-type="string">
            <text:p>L</text:p>
          </table:table-cell>
          <table:table-cell office:value-type="float" office:value="45.3" calcext:value-type="float">
            <text:p>45.3</text:p>
          </table:table-cell>
          <table:table-cell table:style-name="ce8"/>
          <table:table-cell table:number-columns-repeated="9"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office:value-type="float" office:value="37.5" calcext:value-type="float">
            <text:p>37.5</text:p>
          </table:table-cell>
          <table:table-cell table:style-name="ce8"/>
          <table:table-cell table:number-columns-repeated="9"/>
        </table:table-row>
        <table:table-row table:style-name="ro1">
          <table:table-cell/>
          <table:table-cell office:value-type="float" office:value="16.55" calcext:value-type="float">
            <text:p>16.5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nm</text:p>
          </table:table-cell>
          <table:table-cell/>
          <table:table-cell office:value-type="string" calcext:value-type="string">
            <text:p>polarizac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"/>
          <table:table-cell/>
          <table:table-cell table:style-name="ce8"/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65" calcext:value-type="float">
            <text:p>16.6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L/S</text:p>
          </table:table-cell>
          <table:table-cell table:formula="of:=[.G25]/[.G26]" office:value-type="float" office:value="1.208" calcext:value-type="float">
            <text:p>1.208</text:p>
          </table:table-cell>
          <table:table-cell table:style-name="ce8"/>
          <table:table-cell/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1/sqrt</text:p>
          </table:table-cell>
          <table:table-cell table:formula="of:=1/SQRT(1+[.G29]^2)" office:value-type="float" office:value="0.637672111799852" calcext:value-type="float">
            <text:p>0.6376721118</text:p>
          </table:table-cell>
          <table:table-cell table:style-name="ce8"/>
          <table:table-cell/>
          <table:table-cell office:value-type="string" calcext:value-type="string">
            <text:p>Q=</text:p>
          </table:table-cell>
          <table:table-cell table:formula="of:=([.J29]-[.K29])/([.J29]+[.K29])" office:value-type="float" office:value="0.980519480519481" calcext:value-type="float">
            <text:p>0.9805194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75" calcext:value-type="float">
            <text:p>16.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/>
          <table:table-cell table:style-name="ce8"/>
          <table:table-cell/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" office:value-type="string" calcext:value-type="string">
            <text:p>lambda</text:p>
          </table:table-cell>
          <table:table-cell table:style-name="ce6" table:formula="of:=[.G30]*[.G27]" office:value-type="float" office:value="637.672111799852" calcext:value-type="float">
            <text:p>637.6721117999</text:p>
          </table:table-cell>
          <table:table-cell table:style-name="ce9"/>
          <table:table-cell/>
          <table:table-cell office:value-type="string" calcext:value-type="string">
            <text:p>Q=</text:p>
          </table:table-cell>
          <table:table-cell table:formula="of:=([.J31]-[.K31])/([.J31]+[.K31])" office:value-type="float" office:value="0.981132075471698" calcext:value-type="float">
            <text:p>0.981132075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vakrat</text:p>
          </table:table-cell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Q=</text:p>
          </table:table-cell>
          <table:table-cell table:formula="of:=([.J33]-[.K33])/([.J33]+[.K33])" office:value-type="float" office:value="0.982507288629738" calcext:value-type="float">
            <text:p>0.982507288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rumer</text:p>
          </table:table-cell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Q=</text:p>
          </table:table-cell>
          <table:table-cell table:formula="of:=([.J35]-[.K35])/([.J35]+[.K35])" office:value-type="float" office:value="0.981707317073171" calcext:value-type="float">
            <text:p>0.9817073171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  <table:table-cell table:style-name="ce10"/>
          <table:table-cell table:number-columns-repeated="9"/>
        </table:table-row>
        <table:table-row table:style-name="ro1">
          <table:table-cell table:number-columns-repeated="7"/>
          <table:table-cell table:style-name="ce10"/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5:Sheet1.C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23:34:26.55429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5-24T13:38:11.091754845</dc:date>
    <dc:creator>Vladislav Wohlrath</dc:creator>
    <meta:editing-duration>PT12H48M40S</meta:editing-duration>
    <meta:editing-cycles>10</meta:editing-cycles>
    <meta:document-statistic meta:table-count="1" meta:cell-count="145" meta:object-count="0"/>
  </office:meta>
</office:document-meta>
</file>